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TheSansOffice2" svg:font-family="TheSansOffice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1.737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color="#5a8fd2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folgskontrolle zu<text:line-break/>Module „btrfs“ [SSA 1003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1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Mit welchem anderen Dateisystem ist btrfs vergleichbar?</text:p>
            <text:p>A) VFAT</text:p>
            <text:p>B) ext2</text:p>
            <text:p>C) ZF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Welches der folgenden Features unterstützt btrfs noch nicht?</text:p>
            <text:p>A) Copy on Write</text:p>
            <text:p>B) RAID</text:p>
            <text:p>C) In-Line Deduplication</text:p>
            <text:p>D) Transparente Kompression</text:p>
          </draw:text-box>
        </draw:frame>
        <draw:frame draw:style-name="gr2" draw:text-style-name="P2" draw:layer="layout" svg:width="14.478cm" svg:height="1.187cm" svg:x="0.508cm" svg:y="6.3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Kann ein btrfs Volume ohne den Einsatz von LVM im laufenden Betrieb um weitere physikalische Disks erweitert werden?</text:p>
            <text:p>A) Ja</text:p>
            <text:p>B) Nein</text:p>
            <text:p>C) Nur wenn Copy on Write aktiviert ist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4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Wird die Kompression von Dateien in einem btrfs Volume durch einen periodischen Task erzielt?</text:p>
            <text:p>A) Ja, durch <text:span text:style-name="T1">btrfs-compress</text:span></text:p>
            <text:p>B) Nein, dies passiert beim Schreiben direkt</text:p>
            <text:p>C) Nein, wenn eine SSD installiert ist, passiert es beim Schreiben direkt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Slides</text:span></text:p>
                <text:p><text:span text:style-name="T2">Adfinis SyGroup AG, 2016, Attribution-NonCommercial 2.0</text:span><text:span text:style-name="T2"><text:line-break/></text:span><text:span text:style-name="T2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TheSansOffice2" svg:font-family="TheSansOffice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heSansOffice2" fo:font-family="TheSansOffice" style:font-family-generic="swiss" fo:font-size="12pt" fo:language="de" fo:country="CH" style:letter-kerning="true" style:font-name-asian="FreeSans1" style:font-family-asian="FreeSan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heSansOffice2" fo:font-family="TheSansOffice" style:font-family-generic="swiss"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heSansOffice2" fo:font-family="TheSansOffice" style:font-family-generic="swiss" fo:font-size="12pt"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heSansOffice2" fo:font-family="TheSansOffice" style:font-family-generic="swiss"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53:00.154797183</meta:creation-date>
    <dc:date>2016-08-22T20:15:42.431541805</dc:date>
    <dc:creator>Nicolas Christener</dc:creator>
    <meta:editing-duration>PT1H2M11S</meta:editing-duration>
    <meta:editing-cycles>28</meta:editing-cycles>
    <meta:generator>LibreOffice/5.2.0.4$Linux_X86_64 LibreOffice_project/20m0$Build-4</meta:generator>
    <meta:document-statistic meta:object-count="46"/>
    <meta:user-defined meta:name="Modul_Area">SSA</meta:user-defined>
    <meta:user-defined meta:name="Modul_ID">1003</meta:user-defined>
    <meta:user-defined meta:name="Modul_Name">btrfs</meta:user-defined>
  </office:meta>
</office:document-meta>
</file>